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797d3" style:font-name-asian="Symbol1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4797d3" style:font-name-asian="Symbol1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4ee20a" style:font-name-asian="Symbol1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4797d3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9ccc0" officeooo:paragraph-rsid="004797d3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d1f55" officeooo:paragraph-rsid="004ee20a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45be7" officeooo:paragraph-rsid="004797d3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797d3" style:font-name-asian="Symbol1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ee20a" style:font-name-asian="Symbol1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797d3" style:font-name-asian="Symbol1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797d3" style:font-name-asian="Symbol1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4797d3" style:font-name-asian="Symbol1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797d3" style:font-name-asian="Times New Roman1" style:font-size-asian="12pt" style:font-name-complex="Times New Roman1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name-complex="Times New Roman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name-complex="Times New Roman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f0783" style:font-size-asian="12pt" style:font-name-complex="Times New Roman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name-complex="Times New Roman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name-complex="Times New Roman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4b84f" style:font-size-asian="12pt" style:font-name-complex="Times New Roman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691dc" style:font-size-asian="12pt" style:font-name-complex="Times New Roman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23fb3a" officeooo:paragraph-rsid="004691dc" style:font-size-asian="12pt" style:font-name-complex="Times New Roman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6a0c0" style:font-size-asian="12pt" style:font-name-complex="Times New Roman" style:font-size-complex="12pt" style:language-complex="ar" style:country-complex="SA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797d3" style:font-size-asian="12pt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size-complex="12pt" style:language-complex="ar" style:country-complex="SA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f2747" style:font-size-asian="12pt" style:font-size-complex="12pt" style:language-complex="ar" style:country-complex="SA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fd1d3" style:font-size-asian="12pt" style:font-size-complex="12pt" style:language-complex="ar" style:country-complex="SA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026b5" style:font-size-asian="12pt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09c19" style:font-size-asian="12pt" style:font-size-complex="12pt" style:language-complex="ar" style:country-complex="SA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12a7c" style:font-size-asian="12pt" style:font-size-complex="12pt" style:language-complex="ar" style:country-complex="SA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37632" style:font-size-asian="12pt" style:font-size-complex="12pt" style:language-complex="ar" style:country-complex="SA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797d3" style:font-size-asian="12pt" style:font-size-complex="12pt" style:language-complex="ar" style:country-complex="SA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ee20a" style:font-size-asian="12pt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09c19" style:font-size-asian="12pt" style:font-size-complex="12pt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1b29a" style:font-size-asian="12pt" style:font-size-complex="12pt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e6b69" style:font-size-asian="12pt" style:font-size-complex="12pt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797d3" style:font-size-asian="12pt" style:font-size-complex="12pt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rsid="00226033" officeooo:paragraph-rsid="004797d3" style:font-size-asian="12pt" style:font-size-complex="12pt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89485" style:font-size-asian="12pt" style:font-size-complex="12pt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ee20a" style:font-size-asian="12pt" style:font-size-complex="12pt"/>
    </style:style>
    <style:style style:name="P4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4797d3" style:font-name-asian="Symbol1" style:font-size-asian="12pt" style:font-name-complex="Times New Roman" style:font-size-complex="12pt" style:language-complex="ar" style:country-complex="SA"/>
    </style:style>
    <style:style style:name="P4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4ee20a" style:font-size-asian="12pt" style:font-size-complex="12pt" style:language-complex="ar" style:country-complex="SA"/>
    </style:style>
    <style:style style:name="P47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style:text-underline-style="none" officeooo:paragraph-rsid="004ee20a" style:font-size-asian="12pt" style:font-size-complex="12pt" style:language-complex="ar" style:country-complex="SA"/>
    </style:style>
    <style:style style:name="P48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4797d3" style:font-size-asian="12pt" style:font-size-complex="12pt" style:language-complex="ar" style:country-complex="SA"/>
    </style:style>
    <style:style style:name="P49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style:text-underline-style="none" officeooo:paragraph-rsid="004e1c3e" style:font-size-asian="12pt" style:font-size-complex="12pt"/>
    </style:style>
    <style:style style:name="P50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51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d3476" style:font-size-asian="12pt" style:font-name-complex="Times New Roman" style:font-size-complex="12pt" style:language-complex="ar" style:country-complex="SA"/>
    </style:style>
    <style:style style:name="P52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b725b" style:font-size-asian="12pt" style:font-name-complex="Times New Roman" style:font-size-complex="12pt" style:language-complex="ar" style:country-complex="SA"/>
    </style:style>
    <style:style style:name="P53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54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size-complex="12pt" style:language-complex="ar" style:country-complex="SA"/>
    </style:style>
    <style:style style:name="P5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26033" officeooo:paragraph-rsid="00489485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5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d1f55" officeooo:paragraph-rsid="004ee20a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57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4e1c3e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"/>
    </style:style>
    <style:style style:name="T4" style:family="text">
      <style:text-properties style:text-position="sub 58%" officeooo:rsid="00409c19" style:font-name-complex="Times New Roman"/>
    </style:style>
    <style:style style:name="T5" style:family="text">
      <style:text-properties style:text-position="sub 58%" fo:language="uk" fo:country="UA" style:font-name-complex="Times New Roman" style:language-complex="ar" style:country-complex="SA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-complex="Times New Roman"/>
    </style:style>
    <style:style style:name="T8" style:family="text">
      <style:text-properties style:text-position="super 58%" officeooo:rsid="00152284" style:font-name-asian="Symbol1"/>
    </style:style>
    <style:style style:name="T9" style:family="text">
      <style:text-properties style:text-position="super 58%" officeooo:rsid="00152ee4" style:font-name-asian="Symbol1"/>
    </style:style>
    <style:style style:name="T10" style:family="text">
      <style:text-properties style:text-position="0% 100%" officeooo:rsid="0015a3a6" style:font-name-asian="Symbol1" style:font-name-complex="Times New Roman"/>
    </style:style>
    <style:style style:name="T11" style:family="text">
      <style:text-properties style:text-position="0% 100%" officeooo:rsid="0016bcc7" style:font-name-asian="Symbol1" style:font-name-complex="Times New Roman"/>
    </style:style>
    <style:style style:name="T12" style:family="text">
      <style:text-properties style:text-position="0% 100%" officeooo:rsid="0019ccc0" style:font-name-asian="Symbol1" style:font-name-complex="Times New Roman"/>
    </style:style>
    <style:style style:name="T13" style:family="text">
      <style:text-properties style:text-position="0% 100%" officeooo:rsid="003af8b7" style:font-name-asian="Symbol1" style:font-name-complex="Times New Roman"/>
    </style:style>
    <style:style style:name="T14" style:family="text">
      <style:text-properties style:text-position="0% 100%" officeooo:rsid="004ee20a" style:font-name-asian="Symbol1" style:font-name-complex="Times New Roman"/>
    </style:style>
    <style:style style:name="T15" style:family="text">
      <style:text-properties style:text-position="0% 100%" officeooo:rsid="00152284" style:font-name-asian="Symbol1"/>
    </style:style>
    <style:style style:name="T16" style:family="text">
      <style:text-properties style:text-position="0% 100%" officeooo:rsid="00152ee4" style:font-name-asian="Symbol1"/>
    </style:style>
    <style:style style:name="T17" style:family="text">
      <style:text-properties style:text-position="0% 100%" officeooo:rsid="0015a3a6" style:font-name-asian="Symbol1"/>
    </style:style>
    <style:style style:name="T18" style:family="text">
      <style:text-properties style:text-position="0% 100%" officeooo:rsid="0006f533" style:font-name-asian="Times New Roman1" style:font-name-complex="Times New Roman1"/>
    </style:style>
    <style:style style:name="T19" style:family="text">
      <style:text-properties style:text-position="0% 100%" officeooo:rsid="00152284" style:font-name-asian="Symbol" style:font-name-complex="Symbol"/>
    </style:style>
    <style:style style:name="T20" style:family="text">
      <style:text-properties style:text-position="0% 100%" fo:font-style="normal" officeooo:rsid="0015a3a6" style:font-name-asian="Symbol1" style:font-style-asian="normal" style:font-name-complex="Times New Roman" style:font-style-complex="normal"/>
    </style:style>
    <style:style style:name="T21" style:family="text">
      <style:text-properties style:text-position="0% 100%" fo:font-style="normal" officeooo:rsid="0016bcc7" style:font-name-asian="Symbol1" style:font-style-asian="normal" style:font-name-complex="Times New Roman" style:font-style-complex="normal"/>
    </style:style>
    <style:style style:name="T22" style:family="text">
      <style:text-properties style:font-name-asian="Symbol" style:font-name-complex="Symbol"/>
    </style:style>
    <style:style style:name="T23" style:family="text">
      <style:text-properties officeooo:rsid="0003347c" style:font-name-asian="Symbol" style:font-name-complex="Symbol"/>
    </style:style>
    <style:style style:name="T24" style:family="text">
      <style:text-properties officeooo:rsid="00020fd0" style:font-name-asian="Symbol" style:font-name-complex="Symbol"/>
    </style:style>
    <style:style style:name="T25" style:family="text">
      <style:text-properties officeooo:rsid="00067e84" style:font-name-asian="Symbol" style:font-name-complex="Symbol"/>
    </style:style>
    <style:style style:name="T26" style:family="text">
      <style:text-properties style:font-name-asian="Symbol1"/>
    </style:style>
    <style:style style:name="T27" style:family="text">
      <style:text-properties style:font-name-asian="Symbol1" style:font-name-complex="Times New Roman"/>
    </style:style>
    <style:style style:name="T28" style:family="text">
      <style:text-properties officeooo:rsid="00113f11" style:font-name-asian="Symbol1" style:font-name-complex="Times New Roman"/>
    </style:style>
    <style:style style:name="T29" style:family="text">
      <style:text-properties officeooo:rsid="00133909" style:font-name-asian="Symbol1" style:font-name-complex="Times New Roman"/>
    </style:style>
    <style:style style:name="T30" style:family="text">
      <style:text-properties style:font-name-asian="Symbol1" style:font-name-complex="Symbol1"/>
    </style:style>
    <style:style style:name="T31" style:family="text">
      <style:text-properties style:use-window-font-color="true" style:text-position="0% 100%" style:font-name-asian="Symbol1"/>
    </style:style>
    <style:style style:name="T32" style:family="text">
      <style:text-properties style:use-window-font-color="true" style:text-position="0% 100%" officeooo:rsid="0019ccc0" style:font-name-asian="Symbol1" style:font-name-complex="Times New Roman"/>
    </style:style>
    <style:style style:name="T33" style:family="text">
      <style:text-properties style:use-window-font-color="true" style:text-position="0% 100%" officeooo:rsid="001bb99b" style:font-name-asian="Symbol1" style:font-name-complex="Times New Roman"/>
    </style:style>
    <style:style style:name="T34" style:family="text">
      <style:text-properties style:use-window-font-color="true" style:text-position="0% 100%" officeooo:rsid="001d1f55" style:font-name-asian="Symbol1" style:font-name-complex="Times New Roman"/>
    </style:style>
    <style:style style:name="T35" style:family="text">
      <style:text-properties style:use-window-font-color="true" style:text-position="0% 100%" officeooo:rsid="001e28a3" style:font-name-asian="Symbol1" style:font-name-complex="Times New Roman"/>
    </style:style>
    <style:style style:name="T36" style:family="text">
      <style:text-properties style:use-window-font-color="true" style:text-position="0% 100%" officeooo:rsid="001f6207" style:font-name-asian="Symbol1" style:font-name-complex="Times New Roman"/>
    </style:style>
    <style:style style:name="T37" style:family="text">
      <style:text-properties style:use-window-font-color="true" style:text-position="0% 100%" officeooo:rsid="00209f49" style:font-name-asian="Symbol1" style:font-name-complex="Times New Roman"/>
    </style:style>
    <style:style style:name="T38" style:family="text">
      <style:text-properties style:use-window-font-color="true" style:text-position="0% 100%" officeooo:rsid="00213a04" style:font-name-asian="Symbol1" style:font-name-complex="Times New Roman"/>
    </style:style>
    <style:style style:name="T39" style:family="text">
      <style:text-properties style:use-window-font-color="true" style:text-position="0% 100%" officeooo:rsid="0021d54f" style:font-name-asian="Symbol1" style:font-name-complex="Times New Roman"/>
    </style:style>
    <style:style style:name="T40" style:family="text">
      <style:text-properties style:use-window-font-color="true" style:text-position="0% 100%" officeooo:rsid="004ee20a" style:font-name-asian="Symbol1" style:font-name-complex="Times New Roman"/>
    </style:style>
    <style:style style:name="T41" style:family="text">
      <style:text-properties style:use-window-font-color="true" style:text-position="0% 100%" officeooo:rsid="001bb99b" style:font-name-asian="Symbol1"/>
    </style:style>
    <style:style style:name="T42" style:family="text">
      <style:text-properties style:use-window-font-color="true" style:text-position="0% 100%" officeooo:rsid="00152ee4" style:font-name-asian="Symbol1"/>
    </style:style>
    <style:style style:name="T43" style:family="text">
      <style:text-properties style:use-window-font-color="true" style:text-position="0% 100%" officeooo:rsid="0015a3a6" style:font-name-asian="Symbol1"/>
    </style:style>
    <style:style style:name="T44" style:family="text">
      <style:text-properties style:use-window-font-color="true" style:text-position="0% 100%" officeooo:rsid="001bb99b" style:font-name-asian="Symbol" style:font-name-complex="Symbol"/>
    </style:style>
    <style:style style:name="T45" style:family="text">
      <style:text-properties style:use-window-font-color="true" style:text-position="0% 100%" officeooo:rsid="001d1f55" style:font-name-asian="Symbol" style:font-name-complex="Symbol"/>
    </style:style>
    <style:style style:name="T46" style:family="text">
      <style:text-properties style:use-window-font-color="true" style:text-position="0% 100%" officeooo:rsid="00209f49" style:font-name-asian="Symbol" style:font-name-complex="Symbol"/>
    </style:style>
    <style:style style:name="T47" style:family="text">
      <style:text-properties style:use-window-font-color="true" style:text-position="0% 100%" officeooo:rsid="001f6207" style:font-name-asian="Calibri" style:font-name-complex="Times New Roman"/>
    </style:style>
    <style:style style:name="T48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49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50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51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52" style:family="text">
      <style:text-properties style:use-window-font-color="true" style:text-position="0% 100%" fo:language="uk" fo:country="UA" officeooo:rsid="0027abf4" style:font-name-asian="Times New Roman1" style:font-name-complex="Times New Roman1" style:language-complex="ar" style:country-complex="SA"/>
    </style:style>
    <style:style style:name="T53" style:family="text">
      <style:text-properties style:use-window-font-color="true" style:text-position="0% 100%" fo:language="uk" fo:country="UA" officeooo:rsid="004ee20a" style:font-name-asian="Times New Roman1" style:font-name-complex="Times New Roman1" style:language-complex="ar" style:country-complex="SA"/>
    </style:style>
    <style:style style:name="T54" style:family="text">
      <style:text-properties style:use-window-font-color="true" style:text-position="0% 100%" fo:language="uk" fo:country="UA" style:font-name-asian="Symbol1" style:font-name-complex="Times New Roman" style:language-complex="ar" style:country-complex="SA"/>
    </style:style>
    <style:style style:name="T55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position="0% 100%" fo:language="uk" fo:country="UA" officeooo:rsid="0027abf4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0% 100%" fo:language="uk" fo:country="UA" officeooo:rsid="003e96e6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position="0% 100%" fo:language="uk" fo:country="UA" officeooo:rsid="00519acb" style:font-name-asian="Symbol1" style:font-name-complex="Times New Roman" style:language-complex="ar" style:country-complex="SA"/>
    </style:style>
    <style:style style:name="T67" style:family="text">
      <style:text-properties style:use-window-font-color="true" style:text-position="0% 100%" fo:language="uk" fo:country="UA" officeooo:rsid="004ee20a" style:font-name-asian="Symbol1" style:font-name-complex="Times New Roman" style:language-complex="ar" style:country-complex="SA"/>
    </style:style>
    <style:style style:name="T68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69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70" style:family="text">
      <style:text-properties style:use-window-font-color="true" style:text-position="0% 100%" style:font-name-asian="Times New Roman1" style:font-name-complex="Times New Roman1"/>
    </style:style>
    <style:style style:name="T71" style:family="text">
      <style:text-properties style:use-window-font-color="true" style:text-position="0% 100%" officeooo:rsid="00226033" style:font-name-asian="Times New Roman1" style:font-name-complex="Times New Roman1"/>
    </style:style>
    <style:style style:name="T72" style:family="text">
      <style:text-properties style:use-window-font-color="true" style:text-position="0% 100%" officeooo:rsid="0023fb3a" style:font-name-asian="Times New Roman1" style:font-name-complex="Times New Roman1"/>
    </style:style>
    <style:style style:name="T73" style:family="text">
      <style:text-properties style:use-window-font-color="true" style:text-position="0% 100%" officeooo:rsid="00259524" style:font-name-asian="Times New Roman1" style:font-name-complex="Times New Roman1"/>
    </style:style>
    <style:style style:name="T74" style:family="text">
      <style:text-properties style:use-window-font-color="true" style:text-position="sub 58%" officeooo:rsid="001bb99b" style:font-name-asian="Symbol1" style:font-name-complex="Times New Roman"/>
    </style:style>
    <style:style style:name="T75" style:family="text">
      <style:text-properties style:use-window-font-color="true" style:text-position="sub 58%" officeooo:rsid="001d1f55" style:font-name-asian="Symbol1" style:font-name-complex="Times New Roman"/>
    </style:style>
    <style:style style:name="T76" style:family="text">
      <style:text-properties style:use-window-font-color="true" style:text-position="sub 58%" officeooo:rsid="001f6207" style:font-name-asian="Symbol1" style:font-name-complex="Times New Roman"/>
    </style:style>
    <style:style style:name="T77" style:family="text">
      <style:text-properties style:use-window-font-color="true" style:text-position="sub 58%" officeooo:rsid="001bb99b" style:font-name-asian="Symbol1"/>
    </style:style>
    <style:style style:name="T78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79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80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81" style:family="text">
      <style:text-properties style:use-window-font-color="true" style:text-position="sub 58%" fo:language="uk" fo:country="UA" officeooo:rsid="00409c19" style:font-name-asian="Calibri" style:font-name-complex="Times New Roman" style:language-complex="ar" style:country-complex="SA"/>
    </style:style>
    <style:style style:name="T82" style:family="text">
      <style:text-properties style:use-window-font-color="true" style:text-position="super 58%" officeooo:rsid="001d1f55" style:font-name-asian="Symbol1" style:font-name-complex="Times New Roman"/>
    </style:style>
    <style:style style:name="T83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84" style:family="text">
      <style:text-properties style:use-window-font-color="true" officeooo:rsid="00113f11" style:font-name-asian="Calibri" style:font-name-complex="Times New Roman"/>
    </style:style>
    <style:style style:name="T85" style:family="text">
      <style:text-properties style:use-window-font-color="true" officeooo:rsid="004ee20a" style:font-name-asian="Calibri" style:font-name-complex="Times New Roman"/>
    </style:style>
    <style:style style:name="T86" style:family="text">
      <style:text-properties style:use-window-font-color="true" fo:language="uk" fo:country="UA" officeooo:rsid="0041b29a" style:font-name-asian="Calibri" style:font-name-complex="Times New Roman" style:language-complex="ar" style:country-complex="SA"/>
    </style:style>
    <style:style style:name="T87" style:family="text">
      <style:text-properties style:use-window-font-color="true" fo:language="uk" fo:country="UA" officeooo:rsid="0044262f" style:font-name-asian="Calibri" style:font-name-complex="Times New Roman" style:language-complex="ar" style:country-complex="SA"/>
    </style:style>
    <style:style style:name="T88" style:family="text">
      <style:text-properties fo:font-variant="normal" fo:text-transform="none" fo:letter-spacing="normal" fo:font-style="normal" fo:font-weight="normal" loext:padding="0in" loext:border="none"/>
    </style:style>
    <style:style style:name="T89" style:family="text">
      <style:text-properties fo:font-variant="normal" fo:text-transform="none" fo:letter-spacing="normal" fo:font-style="normal" fo:font-weight="normal" officeooo:rsid="0018956b" loext:padding="0in" loext:border="none"/>
    </style:style>
    <style:style style:name="T90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91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92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93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94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95" style:family="text">
      <style:text-properties fo:font-variant="normal" fo:text-transform="none" fo:letter-spacing="normal" fo:font-style="normal" fo:font-weight="normal" officeooo:rsid="0033feb7" loext:padding="0in" loext:border="none"/>
    </style:style>
    <style:style style:name="T96" style:family="text">
      <style:text-properties fo:font-variant="normal" fo:text-transform="none" fo:letter-spacing="normal" fo:font-style="normal" fo:font-weight="normal" officeooo:rsid="004ee20a" loext:padding="0in" loext:border="none"/>
    </style:style>
    <style:style style:name="T97" style:family="text">
      <style:text-properties fo:font-variant="normal" fo:text-transform="none" style:text-position="0% 100%" fo:letter-spacing="normal" fo:font-style="normal" fo:font-weight="normal" officeooo:rsid="0016bcc7" style:font-name-asian="Symbol1" style:font-name-complex="Times New Roman" loext:padding="0in" loext:border="none"/>
    </style:style>
    <style:style style:name="T98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99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100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101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2" style:family="text">
      <style:text-properties fo:font-variant="normal" fo:text-transform="non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03" style:family="text">
      <style:text-properties fo:font-variant="normal" fo:text-transform="none" style:text-position="0% 100%" fo:letter-spacing="normal" fo:font-style="normal" fo:font-weight="normal" officeooo:rsid="004ee20a" style:font-name-asian="Symbol1" style:font-name-complex="Times New Roman" loext:padding="0in" loext:border="none"/>
    </style:style>
    <style:style style:name="T104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105" style:family="text">
      <style:text-properties fo:font-variant="normal" fo:text-transform="none" style:use-window-font-color="true" fo:letter-spacing="normal" fo:font-style="normal" fo:font-weight="normal" officeooo:rsid="0019ccc0" style:font-name-asian="Calibri" style:font-name-complex="Times New Roman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108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9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10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11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12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1" style:font-name-complex="Times New Roman" loext:padding="0in" loext:border="none"/>
    </style:style>
    <style:style style:name="T113" style:family="text">
      <style:text-properties fo:font-variant="normal" fo:text-transform="none" style:use-window-font-color="true" style:text-position="0% 100%" fo:letter-spacing="normal" fo:font-style="normal" fo:font-weight="normal" officeooo:rsid="00152284" style:font-name-asian="Symbol1" style:font-name-complex="Times New Roman" loext:padding="0in" loext:border="none"/>
    </style:style>
    <style:style style:name="T114" style:family="text">
      <style:text-properties fo:font-variant="normal" fo:text-transform="none" style:use-window-font-color="true" style:text-position="0% 100%" fo:letter-spacing="normal" fo:font-style="normal" fo:font-weight="normal" officeooo:rsid="0053d662" style:font-name-asian="Symbol1" style:font-name-complex="Times New Roman" loext:padding="0in" loext:border="none"/>
    </style:style>
    <style:style style:name="T115" style:family="text">
      <style:text-properties fo:font-variant="normal" fo:text-transform="none" style:use-window-font-color="tru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116" style:family="text">
      <style:text-properties fo:font-variant="normal" fo:text-transform="none" style:use-window-font-color="true" style:text-position="0% 100%" fo:letter-spacing="normal" fo:font-style="normal" fo:font-weight="normal" officeooo:rsid="00209f49" style:font-name-asian="Symbol1" style:font-name-complex="Times New Roman" loext:padding="0in" loext:border="none"/>
    </style:style>
    <style:style style:name="T117" style:family="text">
      <style:text-properties fo:font-variant="normal" fo:text-transform="none" style:use-window-font-color="true" style:text-position="0% 100%" fo:letter-spacing="normal" fo:font-style="normal" fo:font-weight="normal" officeooo:rsid="004ee20a" style:font-name-asian="Symbol1" style:font-name-complex="Times New Roman" loext:padding="0in" loext:border="none"/>
    </style:style>
    <style:style style:name="T118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Symbol1" loext:padding="0in" loext:border="none"/>
    </style:style>
    <style:style style:name="T119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20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21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22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123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24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25" style:family="text">
      <style:text-properties fo:font-variant="normal" fo:text-transform="none" style:use-window-font-color="true" style:text-position="sub 58%" fo:letter-spacing="normal" fo:font-style="normal" fo:font-weight="normal" officeooo:rsid="00145be7" style:font-name-asian="Symbol1" style:font-name-complex="Times New Roman" loext:padding="0in" loext:border="none"/>
    </style:style>
    <style:style style:name="T126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7" style:family="text">
      <style:text-properties fo:font-variant="normal" fo:text-transform="non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8" style:family="text">
      <style:text-properties style:font-name-complex="Times New Roman"/>
    </style:style>
    <style:style style:name="T129" style:family="text">
      <style:text-properties officeooo:rsid="000d5c2d" style:font-name-complex="Times New Roman"/>
    </style:style>
    <style:style style:name="T130" style:family="text">
      <style:text-properties officeooo:rsid="00020fd0" style:font-name-complex="Times New Roman"/>
    </style:style>
    <style:style style:name="T131" style:family="text">
      <style:text-properties officeooo:rsid="00067e84" style:font-name-complex="Times New Roman"/>
    </style:style>
    <style:style style:name="T132" style:family="text">
      <style:text-properties officeooo:rsid="003e8cee" style:font-name-complex="Times New Roman"/>
    </style:style>
    <style:style style:name="T133" style:family="text">
      <style:text-properties officeooo:rsid="0044822e" style:font-name-complex="Times New Roman"/>
    </style:style>
    <style:style style:name="T134" style:family="text">
      <style:text-properties officeooo:rsid="003f2747" style:font-name-complex="Times New Roman"/>
    </style:style>
    <style:style style:name="T135" style:family="text">
      <style:text-properties officeooo:rsid="00340d8c" style:font-name-complex="Times New Roman"/>
    </style:style>
    <style:style style:name="T136" style:family="text">
      <style:text-properties officeooo:rsid="00113f11" style:font-name-complex="Times New Roman"/>
    </style:style>
    <style:style style:name="T137" style:family="text">
      <style:text-properties officeooo:rsid="00489485" style:font-name-complex="Times New Roman"/>
    </style:style>
    <style:style style:name="T138" style:family="text">
      <style:text-properties officeooo:rsid="0003347c" style:font-name-asian="Symbola" style:font-name-complex="Symbola"/>
    </style:style>
    <style:style style:name="T139" style:family="text">
      <style:text-properties officeooo:rsid="0004d113" style:font-name-asian="Symbola" style:font-name-complex="Symbola"/>
    </style:style>
    <style:style style:name="T140" style:family="text">
      <style:text-properties officeooo:rsid="00067e84" style:font-name-asian="Symbola" style:font-name-complex="Symbola"/>
    </style:style>
    <style:style style:name="T141" style:family="text">
      <style:text-properties officeooo:rsid="0006f533" style:font-name-asian="Symbola" style:font-name-complex="Symbola"/>
    </style:style>
    <style:style style:name="T142" style:family="text">
      <style:text-properties officeooo:rsid="0006f533" style:font-name-asian="Times New Roman1" style:font-name-complex="Times New Roman1"/>
    </style:style>
    <style:style style:name="T143" style:family="text">
      <style:text-properties style:text-line-through-style="none" style:text-line-through-type="none" style:font-name-complex="Times New Roman"/>
    </style:style>
    <style:style style:name="T144" style:family="text">
      <style:text-properties style:text-line-through-style="none" style:text-line-through-type="none" style:font-name-asian="Symbol" style:font-name-complex="Symbol"/>
    </style:style>
    <style:style style:name="T145" style:family="text">
      <style:text-properties style:text-line-through-style="none" style:text-line-through-type="none" officeooo:rsid="00020fd0" style:font-name-asian="Symbola" style:font-name-complex="Symbola"/>
    </style:style>
    <style:style style:name="T146" style:family="text">
      <style:text-properties officeooo:rsid="002d1800"/>
    </style:style>
    <style:style style:name="T147" style:family="text">
      <style:text-properties officeooo:rsid="003a5bbb"/>
    </style:style>
    <style:style style:name="T148" style:family="text">
      <style:text-properties officeooo:rsid="003ca73b"/>
    </style:style>
    <style:style style:name="T149" style:family="text">
      <style:text-properties officeooo:rsid="0044b84f"/>
    </style:style>
    <style:style style:name="T150" style:family="text">
      <style:text-properties officeooo:rsid="003c096d"/>
    </style:style>
    <style:style style:name="T151" style:family="text">
      <style:text-properties fo:language="uk" fo:country="UA" style:font-name-complex="Times New Roman" style:language-complex="ar" style:country-complex="SA"/>
    </style:style>
    <style:style style:name="T152" style:family="text">
      <style:text-properties fo:language="uk" fo:country="UA" style:font-name-asian="Symbol" style:font-name-complex="Symbol" style:language-complex="ar" style:country-complex="SA"/>
    </style:style>
    <style:style style:name="T153" style:family="text">
      <style:text-properties officeooo:rsid="00511ceb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Варіант №<text:span text:style-name="T153">25</text:span></text:p>
      <text:p text:style-name="P15"/>
      <text:p text:style-name="P15">1) Які з наведених співвідношень є <text:span text:style-name="T146">не</text:span>правильними?</text:p>
      <text:list xml:id="list1181437085" text:style-name="L1">
        <text:list-item>
          <text:p text:style-name="P51">|{⊘, {⊘}}| = 2;</text:p>
        </text:list-item>
        <text:list-item>
          <text:p text:style-name="P51">{<text:span text:style-name="T22">⊘</text:span>}<text:span text:style-name="T22">⊆</text:span>{<text:span text:style-name="T22">⊘</text:span>, 1, {2}}</text:p>
        </text:list-item>
        <text:list-item>
          <text:p text:style-name="P52">{1, 2, 3} = {1, 3, 2}; <text:s/></text:p>
        </text:list-item>
        <text:list-item>
          <text:p text:style-name="P54"><text:span text:style-name="T143">{2}</text:span><text:span text:style-name="T145">⊆</text:span><text:span text:style-name="T143">{1, {2}};</text:span><text:span text:style-name="T128"> <text:s/></text:span></text:p>
        </text:list-item>
        <text:list-item>
          <text:p text:style-name="P54"><text:span text:style-name="T128">{</text:span><text:span text:style-name="T22">⊘</text:span><text:span text:style-name="T128">}</text:span><text:span text:style-name="T22">∈</text:span><text:span text:style-name="T128">{1, {2}}; <text:s/></text:span></text:p>
        </text:list-item>
        <text:list-item>
          <text:p text:style-name="P54"><text:span text:style-name="T128">{2}</text:span><text:span text:style-name="T22">∈</text:span><text:span text:style-name="T128">{1, {2}}; <text:s/></text:span></text:p>
        </text:list-item>
        <text:list-item>
          <text:p text:style-name="P54"><text:span text:style-name="T22">⊘∈</text:span><text:span text:style-name="T128">{1, {2}}; <text:s/></text:span></text:p>
        </text:list-item>
        <text:list-item>
          <text:p text:style-name="P54"><text:span text:style-name="T143">{{2}}</text:span><text:span text:style-name="T144">∈</text:span><text:span text:style-name="T143">{1, {2}};</text:span><text:span text:style-name="T128"> <text:s/></text:span></text:p>
        </text:list-item>
        <text:list-item>
          <text:p text:style-name="P54"><text:span text:style-name="T128">{1}</text:span><text:span text:style-name="T22">⊆</text:span><text:span text:style-name="T128">{1, {2}}; <text:s/></text:span></text:p>
        </text:list-item>
        <text:list-item>
          <text:p text:style-name="P54"><text:span text:style-name="T138">⊘</text:span><text:span text:style-name="T22">⊆</text:span><text:span text:style-name="T128">{1, {2}}; <text:s/></text:span></text:p>
        </text:list-item>
        <text:list-item>
          <text:p text:style-name="P54"><text:span text:style-name="T128">{</text:span><text:span text:style-name="T22">⊘</text:span><text:span text:style-name="T128">}</text:span><text:span text:style-name="T22">⊆</text:span><text:span text:style-name="T128">{1, {2}}; <text:s/></text:span></text:p>
        </text:list-item>
        <text:list-item>
          <text:p text:style-name="P54"><text:span text:style-name="T128">{1, {2}}</text:span><text:span text:style-name="T129">=</text:span><text:span text:style-name="T128">{</text:span><text:span text:style-name="T22">⊘</text:span><text:span text:style-name="T128">, 1, {2}};</text:span></text:p>
          <text:p text:style-name="P53"/>
        </text:list-item>
      </text:list>
      <text:p text:style-name="P26"><text:span text:style-name="T128">2) Для заданої множини A = {</text:span><text:span text:style-name="T22">⊘</text:span><text:span text:style-name="T128">, {</text:span><text:span text:style-name="T132">g</text:span><text:span text:style-name="T128">, </text:span><text:span text:style-name="T132">i</text:span><text:span text:style-name="T128">}} побудувати булеан </text:span><text:span text:style-name="T23">β</text:span><text:span text:style-name="T128">(A) множини A.</text:span></text:p>
      <text:p text:style-name="P16"/>
      <text:p text:style-name="P27"><text:span text:style-name="T128">3) Нехай A={1, </text:span><text:span text:style-name="T134">2</text:span><text:span text:style-name="T128">, </text:span><text:span text:style-name="T134">4</text:span><text:span text:style-name="T128">, </text:span><text:span text:style-name="T134">5</text:span><text:span text:style-name="T128">}, B={</text:span><text:span text:style-name="T134">2</text:span><text:span text:style-name="T128">, </text:span><text:span text:style-name="T134">5</text:span><text:span text:style-name="T128">, 7}. Знайти A</text:span><text:span text:style-name="T139">⋂</text:span><text:span text:style-name="T128">B, A</text:span><text:span text:style-name="T139">⋃</text:span><text:span text:style-name="T128">B, В\А, A\B, A</text:span><text:span text:style-name="T139">∇</text:span><text:span text:style-name="T128">B, де </text:span><text:span text:style-name="T22">∇</text:span><text:span text:style-name="T128"> - симетрична різниця.</text:span></text:p>
      <text:p text:style-name="P14"/>
      <text:p text:style-name="P28"><text:span text:style-name="T128">4) Довести, що A</text:span><text:span text:style-name="T22">⊆</text:span><text:span text:style-name="T128">C </text:span><text:span text:style-name="T133">тоді й тільки тоді, коли</text:span><text:span text:style-name="T128"> </text:span><text:span text:style-name="T22">β</text:span><text:span text:style-name="T128">(A) </text:span><text:span text:style-name="T22">⊆</text:span><text:span text:style-name="T128"> </text:span><text:span text:style-name="T22">β</text:span><text:span text:style-name="T128">(C), де </text:span><text:span text:style-name="T22">β</text:span><text:span text:style-name="T128">(X) - булеан множини X.</text:span></text:p>
      <text:p text:style-name="P14"/>
      <text:p text:style-name="P14">5) Довести наведені нижче рівності шляхом тотожних перетворень:</text:p>
      <text:p text:style-name="P29"><text:span text:style-name="T128">(а) A </text:span><text:span text:style-name="T22">⋂ </text:span><text:span text:style-name="T128">(А </text:span><text:span text:style-name="T22">⋃ </text:span><text:span text:style-name="T128">В) = А; <text:s/></text:span></text:p>
      <text:p text:style-name="P29"><text:span text:style-name="T131">(</text:span><text:span text:style-name="T135">б</text:span><text:span text:style-name="T131">) <text:s/>(A </text:span><text:span text:style-name="T25">⋂</text:span><text:span text:style-name="T131"> B) ⋃ (А </text:span><text:span text:style-name="T25">⋂ </text:span><text:span text:style-name="T140">⎺</text:span><text:span text:style-name="T131">В) ⋃ (</text:span><text:span text:style-name="T25">⎺</text:span><text:span text:style-name="T131">A </text:span><text:span text:style-name="T25">⋂</text:span><text:span text:style-name="T131"> B) = A </text:span><text:span text:style-name="T25">⋂</text:span><text:span text:style-name="T131"> B, </text:span><text:span text:style-name="T130">де </text:span><text:span text:style-name="T24">⎺Х</text:span><text:span text:style-name="T130"> — </text:span><text:span text:style-name="T131">операція доповнення множини Х.</text:span></text:p>
      <text:p text:style-name="P14"/>
      <text:p text:style-name="P30"><text:span text:style-name="T128">6) Довести, що не можна виразити операцію \ через операції ⋃ та </text:span><text:span text:style-name="T22">⋂</text:span><text:span text:style-name="T128">.</text:span></text:p>
      <text:p text:style-name="P14"/>
      <text:p text:style-name="P17">7) Нехай на множині М = {1, 2, 3, 4} задані відношення:</text:p>
      <text:p text:style-name="P31"><text:span text:style-name="T128">R</text:span><text:span text:style-name="T4">1</text:span><text:span text:style-name="T128">={(1,1), (2,2), (3,3), (4,4), (2,3), (2,4), (3,1), (4,1)}; </text:span></text:p>
      <text:p text:style-name="P31"><text:span text:style-name="T128">R</text:span><text:span text:style-name="T4">2</text:span><text:span text:style-name="T128"> = {(1,2), (1,3), (1,4), (2,1), (3,1), (3, 3), (4, 1)}; </text:span></text:p>
      <text:p text:style-name="P26"><text:span text:style-name="T128">R</text:span><text:span text:style-name="T4">3</text:span><text:span text:style-name="T128"> = {(1, 1), (2, 2), (3, 3), (4, 4), (1, 3), (2, 4), (3, 1), (4, 2)}; </text:span></text:p>
      <text:p text:style-name="P38"><text:span text:style-name="T151">R</text:span><text:span text:style-name="T81">4</text:span><text:span text:style-name="T5"> </text:span><text:span text:style-name="T151">= {(1, 2), (1, 3), (2, 3), (2, 4), (4, 1), (4, 3)};</text:span></text:p>
      <text:p text:style-name="P32"><text:span text:style-name="T128">R</text:span><text:span text:style-name="T3">5</text:span><text:span text:style-name="T128"> = {(1, 1), (1, 2), (1, 4), (2, 2), (2, 4), (3, 3), (3, 4), (4, 2), (4, 3), (4, 4)}.</text:span></text:p>
      <text:p text:style-name="P18">Визначити, які з цих відношень: </text:p>
      <text:p text:style-name="P18">(а) рефлексивні; (б) антирефлексивні; (в) не рефлексивні; </text:p>
      <text:p text:style-name="P14">(г) симетричні; (д) антисиметричні; (е) не симетричні; (є) транзитивні.</text:p>
      <text:p text:style-name="P14"/>
      <text:p text:style-name="P26"><text:span text:style-name="T128">8) Довести, що (A\B)</text:span><text:span text:style-name="T141">⨯</text:span><text:span text:style-name="T128">С=(A</text:span><text:span text:style-name="T22">⨯</text:span><text:span text:style-name="T128">С)\(B</text:span><text:span text:style-name="T22">⨯</text:span><text:span text:style-name="T128">С).</text:span></text:p>
      <text:p text:style-name="P19"/>
      <text:p text:style-name="P33"><text:span text:style-name="T128">9) Для відношень R</text:span><text:span text:style-name="T3">1</text:span><text:span text:style-name="T128"> і R</text:span><text:span text:style-name="T3">2</text:span><text:span text:style-name="T128"> таких, що R</text:span><text:span text:style-name="T3">1</text:span><text:span text:style-name="T22">⊆</text:span><text:span text:style-name="T128">R</text:span><text:span text:style-name="T3">2</text:span><text:span text:style-name="T128"> довести, що R</text:span><text:span text:style-name="T3">1</text:span><text:span text:style-name="T18">○</text:span><text:span text:style-name="T128">Q </text:span><text:span text:style-name="T22">⊆</text:span><text:span text:style-name="T128"> R</text:span><text:span text:style-name="T3">2</text:span><text:span text:style-name="T22">○</text:span><text:span text:style-name="T128">Q, де Q – довільне відношення.</text:span></text:p>
      <text:p text:style-name="P14"/>
      <text:p text:style-name="P26"><text:span text:style-name="T128">10) Довести, що композиція R</text:span><text:span text:style-name="T3">1</text:span><text:span text:style-name="T22">○</text:span><text:span text:style-name="T128">R</text:span><text:span text:style-name="T3">2</text:span><text:span text:style-name="T128"> симетричних відношень R</text:span><text:span text:style-name="T3">1</text:span><text:span text:style-name="T128"> і R</text:span><text:span text:style-name="T3">2</text:span><text:span text:style-name="T128"> буде симетричним відношенням тоді і тільки тоді, коли R</text:span><text:span text:style-name="T3">1</text:span><text:span text:style-name="T22">○</text:span><text:span text:style-name="T128">R</text:span><text:span text:style-name="T3">2</text:span><text:span text:style-name="T128"> = R</text:span><text:span text:style-name="T3">2</text:span><text:span text:style-name="T22">○</text:span><text:span text:style-name="T128">R</text:span><text:span text:style-name="T3">1</text:span><text:span text:style-name="T128">.</text:span></text:p>
      <text:p text:style-name="P14"/>
      <text:p text:style-name="P34"><text:span text:style-name="T128">11) </text:span><text:span text:style-name="T34">В</text:span><text:span text:style-name="T35">ід</text:span><text:span text:style-name="T34">ношення R</text:span><text:span text:style-name="T82">+</text:span><text:span text:style-name="T34"> назива</text:span><text:span text:style-name="T35">є</text:span><text:span text:style-name="T34">ться транзитивн</text:span><text:span text:style-name="T35">и</text:span><text:span text:style-name="T34">м зам</text:span><text:span text:style-name="T35">и</text:span><text:span text:style-name="T34">кан</text:span><text:span text:style-name="T35">н</text:span><text:span text:style-name="T34">ям в</text:span><text:span text:style-name="T35">ід</text:span><text:span text:style-name="T34">ношення </text:span><text:span text:style-name="T35">R</text:span><text:span text:style-name="T34"> на М, якщо </text:span><text:span text:style-name="T35">a</text:span><text:span text:style-name="T34">R</text:span><text:span text:style-name="T82">+</text:span><text:span text:style-name="T35">b</text:span><text:span text:style-name="T34">, </text:span><text:span text:style-name="T35">де </text:span><text:span text:style-name="T34">а, </text:span><text:span text:style-name="T35">b</text:span><text:span text:style-name="T34"> </text:span><text:span text:style-name="T45">∈</text:span><text:span text:style-name="T34">М, тод</text:span><text:span text:style-name="T35">і</text:span><text:span text:style-name="T34"> й т</text:span><text:span text:style-name="T35">іл</text:span><text:span text:style-name="T34">ьки тод</text:span><text:span text:style-name="T35">і</text:span><text:span text:style-name="T34">, коли у множи</text:span><text:span text:style-name="T35">ні</text:span><text:span text:style-name="T34"> М </text:span><text:span text:style-name="T35">існ</text:span><text:span text:style-name="T34">у</text:span><text:span text:style-name="T35">є</text:span><text:span text:style-name="T34"> така посл</text:span><text:span text:style-name="T36">ід</text:span><text:span text:style-name="T34">ов</text:span><text:span text:style-name="T36">ні</text:span><text:span text:style-name="T34">сть елемен</text:span><text:span text:style-name="T36">ті</text:span><text:span text:style-name="T34">в а</text:span><text:span text:style-name="T76">1</text:span><text:span text:style-name="T34">, а</text:span><text:span text:style-name="T75">2</text:span><text:span text:style-name="T34">, ..., а</text:span><text:span text:style-name="T76">k</text:span><text:span text:style-name="T34">, що а</text:span><text:span text:style-name="T76">1</text:span><text:span text:style-name="T34"> = а, а</text:span><text:span text:style-name="T76">k</text:span><text:span text:style-name="T34"> = </text:span><text:span text:style-name="T47">b</text:span><text:span text:style-name="T34"> </text:span><text:span text:style-name="T36">і</text:span><text:span text:style-name="T34"> а</text:span><text:span text:style-name="T76">1</text:span><text:span text:style-name="T34">Rа</text:span><text:span text:style-name="T75">2</text:span><text:span text:style-name="T34">, а</text:span><text:span text:style-name="T76">2</text:span><text:span text:style-name="T34">Rа</text:span><text:span text:style-name="T76">3</text:span><text:span text:style-name="T34">, ..., а</text:span><text:span text:style-name="T76">k-1</text:span><text:span text:style-name="T34">Rа</text:span><text:span text:style-name="T76">k</text:span><text:span text:style-name="T36">. </text:span><text:span text:style-name="T34">Довести, що в</text:span><text:span text:style-name="T36">ід</text:span><text:span text:style-name="T34">ношення R транзитивне тод</text:span><text:span text:style-name="T36">і</text:span><text:span text:style-name="T34"> й т</text:span><text:span text:style-name="T36">іл</text:span><text:span text:style-name="T34">ьки тод</text:span><text:span text:style-name="T36">і</text:span><text:span text:style-name="T34">, коли R</text:span><text:span text:style-name="T82">+</text:span><text:span text:style-name="T34"> = R.</text:span></text:p>
      <text:p text:style-name="P20"/>
      <text:p text:style-name="P39"><text:span text:style-name="T151">12) Довести, якщо f</text:span><text:span text:style-name="T152">⊆</text:span><text:span text:style-name="T151">А</text:span><text:span text:style-name="T152">⨯</text:span><text:span text:style-name="T151">В і g</text:span><text:span text:style-name="T152">⊆</text:span><text:span text:style-name="T151">B</text:span><text:span text:style-name="T152">⨯</text:span><text:span text:style-name="T151">C - </text:span><text:span text:style-name="T86">сюр’єктив</text:span><text:span text:style-name="T151">ні відношення, то f</text:span><text:span text:style-name="T152">○</text:span><text:span text:style-name="T151">g</text:span><text:span text:style-name="T152">⊆</text:span><text:span text:style-name="T151">А</text:span><text:span text:style-name="T152">⨯</text:span><text:span text:style-name="T151">C також </text:span><text:span text:style-name="T86">сюр’єктив</text:span><text:span text:style-name="T151">не.</text:span></text:p>
      <text:p text:style-name="P14"/>
      <text:p text:style-name="P35"><text:span text:style-name="T128">13) Довести, що відношення f</text:span><text:span text:style-name="T22">⊆</text:span><text:span text:style-name="T128">А</text:span><text:span text:style-name="T22">⨯</text:span><text:span text:style-name="T128">В є функціональним відношенням тоді й тільки тоді, коли</text:span></text:p>
      <text:p text:style-name="P35"><text:soft-page-break/><text:span text:style-name="T128">φ</text:span><text:span text:style-name="T7">-1</text:span><text:span text:style-name="T128">◦φ⊆i</text:span><text:span text:style-name="T3">B</text:span><text:span text:style-name="T128">.</text:span></text:p>
      <text:p text:style-name="P14"/>
      <text:p text:style-name="P21">14) Нехай задані множини A = {a, b, c, d, e} і B = {1, 2, 3, 4, 5} та відношення між ними:</text:p>
      <text:p text:style-name="P21">C<text:span text:style-name="T149">1</text:span> = {(a, 2), (a, 5), (b, 1), (b, 5), (c, 2), (d, 3), (d, 5)}, </text:p>
      <text:p text:style-name="P21">C<text:span text:style-name="T149">2</text:span> = {(a, 2), (a, 3), (b, 1), (c, 4), (c, 5), (d, 1), (e, 2), (e, 4)}, <text:s text:c="3"/></text:p>
      <text:p text:style-name="P21">C<text:span text:style-name="T149">3</text:span> = {(a, 4), (b, 3), (c, 5), (d, 2), (e, 1)}, </text:p>
      <text:p text:style-name="P21">C<text:span text:style-name="T149">4</text:span> = {(a, 3), (b, 2), (c, 3), (e, 3)},</text:p>
      <text:p text:style-name="P21">C5 = {(a, 2), (b, 3), (c, 4), (d, 1), (e, 5)}. </text:p>
      <text:p text:style-name="P21">Визначити, які з цих відношень: </text:p>
      <text:p text:style-name="P21">(а) функціональні; (б) всюди визначені; (в) сюр’єктивні; (г) ін’єктивні; (д) бієктивні.</text:p>
      <text:p text:style-name="P14"/>
      <text:p text:style-name="P22">15) <text:span text:style-name="T71">Довести, що для дов</text:span><text:span text:style-name="T72">іл</text:span><text:span text:style-name="T71">ьного в</text:span><text:span text:style-name="T72">ід</text:span><text:span text:style-name="T71">ношення екв</text:span><text:span text:style-name="T72">і</text:span><text:span text:style-name="T71">валентнос</text:span><text:span text:style-name="T72">ті</text:span><text:span text:style-name="T71"> </text:span><text:span text:style-name="T41">R</text:span><text:span text:style-name="T71"> наведе</text:span><text:span text:style-name="T72">ні</text:span><text:span text:style-name="T71"> твердження р</text:span><text:span text:style-name="T72">і</text:span><text:span text:style-name="T71">вносиль</text:span><text:span text:style-name="T72">ні</text:span><text:span text:style-name="T71">:</text:span></text:p>
      <text:p text:style-name="P23"><text:span text:style-name="T70">(а) (х, у)</text:span><text:span text:style-name="T73">∈</text:span><text:span text:style-name="T41">R; </text:span><text:span text:style-name="T31">(б)</text:span><text:span text:style-name="T41"> [x]</text:span><text:span text:style-name="T77">R</text:span><text:span text:style-name="T41"> </text:span><text:span text:style-name="T44">⋂</text:span><text:span text:style-name="T41"> [y]</text:span><text:span text:style-name="T77">R</text:span><text:span text:style-name="T41"> </text:span><text:span text:style-name="T71">≠</text:span><text:span text:style-name="T41"> </text:span><text:span text:style-name="T44">⊘</text:span><text:span text:style-name="T41">; </text:span><text:span text:style-name="T31">(в) </text:span><text:span text:style-name="T41">[x]</text:span><text:span text:style-name="T77">R</text:span><text:span text:style-name="T41"> = [y]</text:span><text:span text:style-name="T77">R</text:span><text:span text:style-name="T41">.</text:span></text:p>
      <text:p text:style-name="P14"/>
      <text:p text:style-name="P24">16) На множині А = {a, b, c, d} визначити частковий порядок з <text:span text:style-name="T150">одним</text:span> мінімальним і двома максимальним<text:span text:style-name="T150">и</text:span> елементами.</text:p>
      <text:p text:style-name="P14"/>
      <text:p text:style-name="P24">17) Побудувати частково впорядковану множину з 1 мінімальним, але без найменшого елемента.</text:p>
      <text:p text:style-name="P14"/>
      <text:p text:style-name="P48"><text:span text:style-name="T128">18) Нехай R і Q – часткові порядки на множині А. Довести, що R</text:span><text:span text:style-name="T22">⋂</text:span><text:span text:style-name="T128">Q - частковий порядок на А.</text:span></text:p>
      <text:p text:style-name="P25"/>
      <text:p text:style-name="P25">19) Побудувати відношення лінійного порядку на множині N<text:span text:style-name="T6">2</text:span>, де N – множина натуральних чисел.</text:p>
      <text:p text:style-name="P25"/>
      <text:p text:style-name="P25">20) Яка потужність множини ірраціональних чисел? (Відповідь обґрунтувати).</text:p>
      <text:p text:style-name="P25"/>
      <text:p text:style-name="P25">21) Побудувати взаємно-однозначну відповідність між точками довільного відрізку i прямої.</text:p>
      <text:p text:style-name="P25"/>
      <text:p text:style-name="P25">22) Побудувати бієкцію між множиною точок інтервалу (0, 1) і відрізку [0, 1].</text:p>
      <text:p text:style-name="P25"/>
      <text:p text:style-name="P36"><text:span text:style-name="T128">23) Нехай А – довільна множина, f: A</text:span><text:span text:style-name="T142">→</text:span><text:span text:style-name="T22">β</text:span><text:span text:style-name="T128">(A) - відображення. Довести, що f(A)</text:span><text:span text:style-name="T142">≠</text:span><text:span text:style-name="T22">β</text:span><text:span text:style-name="T128">(A) і |f(A)|&lt;|</text:span><text:span text:style-name="T22">β</text:span><text:span text:style-name="T128">(A)|.</text:span></text:p>
      <text:p text:style-name="P25"/>
      <text:p text:style-name="P25">24) Довести, що потужність множини всіх функцій дійсного аргументу більша за континуум.</text:p>
      <text:p text:style-name="P25"/>
      <text:p text:style-name="P25">25) <text:span text:style-name="T26">Знайти множини:</text:span></text:p>
      <text:p text:style-name="P36"><text:span text:style-name="T27">(а) {</text:span><text:span text:style-name="T30">⊘</text:span><text:span text:style-name="T27">} </text:span><text:span text:style-name="T30">⋂</text:span><text:span text:style-name="T27"> {</text:span><text:span text:style-name="T30">⊘</text:span><text:span text:style-name="T27">}; <text:s/></text:span></text:p>
      <text:p text:style-name="P36"><text:span text:style-name="T27">(б) {</text:span><text:span text:style-name="T30">⊘</text:span><text:span text:style-name="T27">, {</text:span><text:span text:style-name="T30">⊘</text:span><text:span text:style-name="T27">}} \ </text:span><text:span text:style-name="T30">⊘</text:span><text:span text:style-name="T27">; </text:span></text:p>
      <text:p text:style-name="P36"><text:span text:style-name="T27">(в) </text:span><text:span text:style-name="T30">⊘</text:span><text:span text:style-name="T27"> </text:span><text:span text:style-name="T30">⋂</text:span><text:span text:style-name="T27"> {</text:span><text:span text:style-name="T30">⊘</text:span><text:span text:style-name="T27">}; </text:span></text:p>
      <text:p text:style-name="P25"><text:span text:style-name="T26">(г) {</text:span><text:span text:style-name="T30">⊘</text:span><text:span text:style-name="T26">, {</text:span><text:span text:style-name="T30">⊘</text:span><text:span text:style-name="T26">}} \ {{</text:span><text:span text:style-name="T30">⊘</text:span><text:span text:style-name="T26">}}; </text:span></text:p>
      <text:p text:style-name="P25"><text:span text:style-name="T26">(д) </text:span><text:span text:style-name="T30">⊘</text:span><text:span text:style-name="T26">⋃{</text:span><text:span text:style-name="T30">⊘</text:span><text:span text:style-name="T26">}; </text:span></text:p>
      <text:p text:style-name="P25"><text:span text:style-name="T26">(е) {</text:span><text:span text:style-name="T30">⊘</text:span><text:span text:style-name="T26">, {</text:span><text:span text:style-name="T30">⊘</text:span><text:span text:style-name="T26">}} \ {</text:span><text:span text:style-name="T30">⊘</text:span><text:span text:style-name="T26">}.</text:span></text:p>
      <text:p text:style-name="P25"/>
      <text:p text:style-name="P25">26) <text:span text:style-name="T15">Нехай А = {а</text:span><text:span text:style-name="T1">1</text:span><text:span text:style-name="T15">, а</text:span><text:span text:style-name="T2">2</text:span><text:span text:style-name="T15">, ..., а</text:span><text:span text:style-name="T1">n</text:span><text:span text:style-name="T15">} — ск</text:span><text:span text:style-name="T16">ін</text:span><text:span text:style-name="T15">ченна множина, </text:span><text:span text:style-name="T16">що складається</text:span><text:span text:style-name="T15"> з </text:span><text:span text:style-name="T16">n </text:span><text:span text:style-name="T15">елемент</text:span><text:span text:style-name="T16">ів</text:span><text:span text:style-name="T15"> (|</text:span><text:span text:style-name="T16">А</text:span><text:span text:style-name="T15">| = </text:span><text:span text:style-name="T16">n</text:span><text:span text:style-name="T15">). </text:span><text:span text:style-name="T42">Довести,</text:span><text:span text:style-name="T15"> </text:span><text:span text:style-name="T16">що </text:span><text:span text:style-name="T15">к</text:span><text:span text:style-name="T16">іл</text:span><text:span text:style-name="T15">ь</text:span><text:span text:style-name="T16">кі</text:span><text:span text:style-name="T15">сть ус</text:span><text:span text:style-name="T16">і</text:span><text:span text:style-name="T15">х п</text:span><text:span text:style-name="T16">ід</text:span><text:span text:style-name="T15">множин множин</text:span><text:span text:style-name="T16">и А (її булеан </text:span><text:span text:style-name="T19">β</text:span><text:span text:style-name="T15">(A)</text:span><text:span text:style-name="T16">) </text:span><text:span text:style-name="T15">дор</text:span><text:span text:style-name="T16">і</text:span><text:span text:style-name="T15">вню</text:span><text:span text:style-name="T16">є</text:span><text:span text:style-name="T15"> 2</text:span><text:span text:style-name="T8">|</text:span><text:span text:style-name="T9">А</text:span><text:span text:style-name="T8">|</text:span><text:span text:style-name="T15">, тобто |</text:span><text:span text:style-name="T19">β</text:span><text:span text:style-name="T15">(A)|</text:span><text:span text:style-name="T16">=</text:span><text:span text:style-name="T15">2</text:span><text:span text:style-name="T8">|</text:span><text:span text:style-name="T9">А</text:span><text:span text:style-name="T8">|</text:span><text:span text:style-name="T15">.</text:span></text:p>
      <text:p text:style-name="P25"/>
      <text:p text:style-name="P25">27) <text:span text:style-name="T15">Встановити вза</text:span><text:span text:style-name="T17">є</text:span><text:span text:style-name="T15">мно-однозначну в</text:span><text:span text:style-name="T17">ід</text:span><text:span text:style-name="T15">пов</text:span><text:span text:style-name="T17">ід</text:span><text:span text:style-name="T15">н</text:span><text:span text:style-name="T17">іс</text:span><text:span text:style-name="T15">ть </text:span><text:span text:style-name="T17">мі</text:span><text:span text:style-name="T15">ж множиною натуральних чисел N </text:span><text:span text:style-name="T17">і</text:span><text:span text:style-name="T15"> множиною ц</text:span><text:span text:style-name="T43">іл</text:span><text:span text:style-name="T15">их чисел </text:span><text:span text:style-name="T17">Z.</text:span></text:p>
      <text:p text:style-name="P25"/>
      <text:p text:style-name="P40"><text:span text:style-name="T151">28) Довести, об’єднання </text:span><text:span text:style-name="T87">злічен</text:span><text:span text:style-name="T151">ної сукупності континуальних множин має потужність континуум.</text:span></text:p>
      <text:p text:style-name="P25"/>
      <text:p text:style-name="P36"><text:span text:style-name="T128">29) </text:span><text:span text:style-name="T10">Чи правиль</text:span><text:span text:style-name="T11">ні</text:span><text:span text:style-name="T10"> та</text:span><text:span text:style-name="T11">кі</text:span><text:span text:style-name="T10"> твердження (</text:span><text:span text:style-name="T13">в</text:span><text:span text:style-name="T10">ідповідь обґрунтувати):</text:span></text:p>
      <text:p text:style-name="P1">(а) якщо А = В, то А ~ В;</text:p>
      <text:p text:style-name="P1">(б) якщо А ~ В, то А = В.</text:p>
      <text:p text:style-name="P25"><text:soft-page-break/></text:p>
      <text:p text:style-name="P25">30) <text:span text:style-name="T88">Довести, що якщо A та B — зліченні, то A</text:span><text:span text:style-name="T91">⨯</text:span><text:span text:style-name="T88">B — зліченн</text:span><text:span text:style-name="T92">а </text:span><text:span text:style-name="T88">множин</text:span><text:span text:style-name="T92">а</text:span><text:span text:style-name="T88">.</text:span></text:p>
      <text:p text:style-name="P25"/>
      <text:p text:style-name="P37"><text:span text:style-name="T103">31) </text:span><text:span text:style-name="T98">Довести, що для дов</text:span><text:span text:style-name="T102">іл</text:span><text:span text:style-name="T98">ьних в</text:span><text:span text:style-name="T102">ід</text:span><text:span text:style-name="T98">ношень </text:span><text:span text:style-name="T108">R</text:span><text:span text:style-name="T123">1</text:span><text:span text:style-name="T119"> </text:span><text:span text:style-name="T120">і </text:span><text:span text:style-name="T108">R</text:span><text:span text:style-name="T123">2</text:span><text:span text:style-name="T98"> викону</text:span><text:span text:style-name="T102">є</text:span><text:span text:style-name="T98">ться <text:s/>(</text:span><text:span text:style-name="T108">R</text:span><text:span text:style-name="T123">1</text:span><text:span text:style-name="T119">○</text:span><text:span text:style-name="T108">R</text:span><text:span text:style-name="T123">2</text:span><text:span text:style-name="T102">)</text:span><text:span text:style-name="T127">-1</text:span><text:span text:style-name="T102"> </text:span><text:span text:style-name="T98">= </text:span><text:span text:style-name="T108">R</text:span><text:span text:style-name="T124">2</text:span><text:span text:style-name="T126">-1</text:span><text:span text:style-name="T119">○</text:span><text:span text:style-name="T108">R</text:span><text:span text:style-name="T124">1</text:span><text:span text:style-name="T126">-1</text:span><text:span text:style-name="T110">.</text:span></text:p>
      <text:p text:style-name="P6"/>
      <text:p text:style-name="P37"><text:span text:style-name="T40">32) </text:span><text:span text:style-name="T34">Довести, що об’</text:span><text:span text:style-name="T38">є</text:span><text:span text:style-name="T34">днання </text:span><text:span text:style-name="T33">R</text:span><text:span text:style-name="T74">1</text:span><text:span text:style-name="T34">⋃</text:span><text:span text:style-name="T33">R</text:span><text:span text:style-name="T74">2</text:span><text:span text:style-name="T34"> двох еквівалентностей </text:span><text:span text:style-name="T33">R</text:span><text:span text:style-name="T74">1</text:span><text:span text:style-name="T34"> </text:span><text:span text:style-name="T46">і</text:span><text:span text:style-name="T34"> </text:span><text:span text:style-name="T33">R</text:span><text:span text:style-name="T74">2</text:span><text:span text:style-name="T34"> </text:span><text:span text:style-name="T37">є</text:span><text:span text:style-name="T34"> екв</text:span><text:span text:style-name="T37">і</text:span><text:span text:style-name="T34">валентн</text:span><text:span text:style-name="T37">і</text:span><text:span text:style-name="T34">стю тод</text:span><text:span text:style-name="T37">і</text:span><text:span text:style-name="T34"> й т</text:span><text:span text:style-name="T37">іл</text:span><text:span text:style-name="T34">ьки т</text:span><text:span text:style-name="T37">о</text:span><text:span text:style-name="T34">д</text:span><text:span text:style-name="T37">і</text:span><text:span text:style-name="T34">, коли </text:span><text:span text:style-name="T33">R</text:span><text:span text:style-name="T74">1</text:span><text:span text:style-name="T34">⋃</text:span><text:span text:style-name="T33">R</text:span><text:span text:style-name="T74">2</text:span><text:span text:style-name="T34"> = </text:span><text:span text:style-name="T33">R</text:span><text:span text:style-name="T74">1</text:span><text:span text:style-name="T34">○</text:span><text:span text:style-name="T33">R</text:span><text:span text:style-name="T74">2</text:span><text:span text:style-name="T34">.</text:span></text:p>
      <text:p text:style-name="P9"/>
      <text:p text:style-name="P46"><text:span text:style-name="T117">33) </text:span><text:span text:style-name="T110">Довести, що для дов</text:span><text:span text:style-name="T116">іл</text:span><text:span text:style-name="T110">ьного в</text:span><text:span text:style-name="T116">ід</text:span><text:span text:style-name="T110">ношення екв</text:span><text:span text:style-name="T116">і</text:span><text:span text:style-name="T110">валентнос</text:span><text:span text:style-name="T116">ті </text:span><text:span text:style-name="T108">R</text:span><text:span text:style-name="T110"> викону</text:span><text:span text:style-name="T116">є</text:span><text:span text:style-name="T110">ться р</text:span><text:span text:style-name="T116">і</text:span><text:span text:style-name="T110">вн</text:span><text:span text:style-name="T116">і</text:span><text:span text:style-name="T110">сть </text:span><text:span text:style-name="T108">R</text:span><text:span text:style-name="T119">○</text:span><text:span text:style-name="T108">R</text:span><text:span text:style-name="T110"> = </text:span><text:span text:style-name="T108">R</text:span><text:span text:style-name="T110">.</text:span></text:p>
      <text:p text:style-name="P56"/>
      <text:p text:style-name="P46"><text:span text:style-name="T117">34) </text:span><text:span text:style-name="T93">Довести, що множина вс</text:span><text:span text:style-name="T94">і</text:span><text:span text:style-name="T93">х ск</text:span><text:span text:style-name="T94">ін</text:span><text:span text:style-name="T93">ченних п</text:span><text:span text:style-name="T94">ід</text:span><text:span text:style-name="T93">множин зл</text:span><text:span text:style-name="T104">і</text:span><text:span text:style-name="T93">ченно</text:span><text:span text:style-name="T94">ї</text:span><text:span text:style-name="T93"> множини — зл</text:span><text:span text:style-name="T94">і</text:span><text:span text:style-name="T93">ченна.</text:span></text:p>
      <text:p text:style-name="P25"/>
      <text:p text:style-name="P36"><text:span text:style-name="T14">35) </text:span><text:span text:style-name="T10">Довести, що множина в</text:span><text:span text:style-name="T12">сі</text:span><text:span text:style-name="T10">х зл</text:span><text:span text:style-name="T12">і</text:span><text:span text:style-name="T10">ченних посл</text:span><text:span text:style-name="T32">ід</text:span><text:span text:style-name="T10">овностей натуральних чисел ма</text:span><text:span text:style-name="T12">є</text:span><text:span text:style-name="T10"> потуж</text:span><text:span text:style-name="T32">ні</text:span><text:span text:style-name="T10">сть континуум.</text:span></text:p>
      <text:p text:style-name="P1"/>
      <text:p text:style-name="P36"><text:span text:style-name="T103">36) </text:span><text:span text:style-name="T99">Число, яке не </text:span><text:span text:style-name="T100">є</text:span><text:span text:style-name="T99"> коренем жодного многочлена з ра</text:span><text:span text:style-name="T100">ці</text:span><text:span text:style-name="T99">ональними коеф</text:span><text:span text:style-name="T106">іці</text:span><text:span text:style-name="T107">є</text:span><text:span text:style-name="T99">нтами, назива</text:span><text:span text:style-name="T100">є</text:span><text:span text:style-name="T99">ться трансцендентним. </text:span><text:span text:style-name="T100">Довести, що м</text:span><text:span text:style-name="T99">ножина в</text:span><text:span text:style-name="T100">сі</text:span><text:span text:style-name="T99">х трансцендентних чисел континуальна.</text:span></text:p>
      <text:p text:style-name="P4"/>
      <text:p text:style-name="P36"><text:span text:style-name="T103">37) </text:span><text:span text:style-name="T99">Побудувати взаємно-однозначну відповідність між точками довільн</text:span><text:span text:style-name="T108">их двох</text:span><text:span text:style-name="T99"> відрізк</text:span><text:span text:style-name="T101">ів</text:span><text:span text:style-name="T99"> </text:span><text:span text:style-name="T98">[</text:span><text:span text:style-name="T99">а, </text:span><text:span text:style-name="T98">b] </text:span><text:span text:style-name="T99">i </text:span><text:span text:style-name="T98">[</text:span><text:span text:style-name="T101">c</text:span><text:span text:style-name="T99">, </text:span><text:span text:style-name="T101">d</text:span><text:span text:style-name="T98">].</text:span></text:p>
      <text:p text:style-name="P5"/>
      <text:p text:style-name="P44"><text:span text:style-name="T67">38) </text:span><text:span text:style-name="T56">Довести, що компози</text:span><text:span text:style-name="T57">ці</text:span><text:span text:style-name="T56">я </text:span><text:span text:style-name="T55">R</text:span><text:span text:style-name="T78">1</text:span><text:span text:style-name="T56">○</text:span><text:span text:style-name="T55">R</text:span><text:span text:style-name="T78">2</text:span><text:span text:style-name="T56"> двох еквівалентностей </text:span><text:span text:style-name="T55">R</text:span><text:span text:style-name="T78">1</text:span><text:span text:style-name="T56"> </text:span><text:span text:style-name="T69">і</text:span><text:span text:style-name="T56"> </text:span><text:span text:style-name="T55">R</text:span><text:span text:style-name="T78">2</text:span><text:span text:style-name="T56"> </text:span><text:span text:style-name="T57">є</text:span><text:span text:style-name="T56"> екв</text:span><text:span text:style-name="T57">і</text:span><text:span text:style-name="T56">валент</text:span><text:span text:style-name="T57">ні</text:span><text:span text:style-name="T56">стю, якщо </text:span><text:span text:style-name="T55">R</text:span><text:span text:style-name="T78">1</text:span><text:span text:style-name="T56">○</text:span><text:span text:style-name="T55">R</text:span><text:span text:style-name="T78">2 </text:span><text:span text:style-name="T58">=</text:span><text:span text:style-name="T56"> </text:span><text:span text:style-name="T55">R</text:span><text:span text:style-name="T78">1</text:span><text:span text:style-name="T56">⋃</text:span><text:span text:style-name="T55">R</text:span><text:span text:style-name="T78">2</text:span><text:span text:style-name="T56">. </text:span><text:span text:style-name="T58">Чи вірне обернене твердження? (Відповідь обґрунтувати).</text:span></text:p>
      <text:p text:style-name="P10"/>
      <text:p text:style-name="P44"><text:span text:style-name="T67">39) </text:span><text:span text:style-name="T58">Довести, що композиція </text:span><text:span text:style-name="T55">R</text:span><text:span text:style-name="T78">1</text:span><text:span text:style-name="T68">○</text:span><text:span text:style-name="T55">R</text:span><text:span text:style-name="T78">2</text:span><text:span text:style-name="T58"> транзитивних відношень </text:span><text:span text:style-name="T55">R</text:span><text:span text:style-name="T78">1</text:span><text:span text:style-name="T56"> </text:span><text:span text:style-name="T69">і</text:span><text:span text:style-name="T56"> </text:span><text:span text:style-name="T55">R</text:span><text:span text:style-name="T78">2</text:span><text:span text:style-name="T56"> </text:span><text:span text:style-name="T57">є</text:span><text:span text:style-name="T58"> транзитивним відношенням, якщо </text:span><text:span text:style-name="T55">R</text:span><text:span text:style-name="T78">1</text:span><text:span text:style-name="T68">○</text:span><text:span text:style-name="T55">R</text:span><text:span text:style-name="T78">2</text:span><text:span text:style-name="T59"> = </text:span><text:span text:style-name="T55">R</text:span><text:span text:style-name="T79">2</text:span><text:span text:style-name="T68">○</text:span><text:span text:style-name="T55">R</text:span><text:span text:style-name="T79">1</text:span><text:span text:style-name="T58">. Чи вірне обернене твердження? (Відповідь обґрунтувати).</text:span></text:p>
      <text:p text:style-name="P10"/>
      <text:p text:style-name="P36"><text:span text:style-name="T40">40) </text:span><text:span text:style-name="T34">Побудувати найменше в</text:span><text:span text:style-name="T38">ід</text:span><text:span text:style-name="T34">ношення еквівалентност</text:span><text:span text:style-name="T38">і</text:span><text:span text:style-name="T34"> </text:span><text:span text:style-name="T38">Q</text:span><text:span text:style-name="T34"> на множи</text:span><text:span text:style-name="T38">ні </text:span><text:span text:style-name="T34">М = {1, 2, 3}, що включа</text:span><text:span text:style-name="T39">є</text:span><text:span text:style-name="T34"> задане в</text:span><text:span text:style-name="T39">ід</text:span><text:span text:style-name="T34">ношення К = {(2, </text:span><text:span text:style-name="T39">1</text:span><text:span text:style-name="T34">), (3, </text:span><text:span text:style-name="T39">2</text:span><text:span text:style-name="T34">)}.</text:span></text:p>
      <text:p text:style-name="P8"/>
      <text:p text:style-name="P41"><text:span text:style-name="T67">41) </text:span><text:span text:style-name="T56">Нехай </text:span><text:span text:style-name="T55">R</text:span><text:span text:style-name="T56"> — транзитивне в</text:span><text:span text:style-name="T60">ід</text:span><text:span text:style-name="T56">ношення на множи</text:span><text:span text:style-name="T60">ні</text:span><text:span text:style-name="T56"> М. Довести, що </text:span><text:span text:style-name="T55">R</text:span><text:span text:style-name="T56"> </text:span><text:span text:style-name="T60">є</text:span><text:span text:style-name="T56"> частковим порядком на </text:span><text:span text:style-name="T60">М</text:span><text:span text:style-name="T56"> тод</text:span><text:span text:style-name="T60">і</text:span><text:span text:style-name="T56"> й </text:span><text:span text:style-name="T60">ті</text:span><text:span text:style-name="T56">льки тод</text:span><text:span text:style-name="T60">і</text:span><text:span text:style-name="T56">, коли </text:span><text:span text:style-name="T60">R</text:span><text:span text:style-name="T50">⋂</text:span><text:span text:style-name="T60">R</text:span><text:span text:style-name="T83">-1 </text:span><text:span text:style-name="T60">= i</text:span><text:span text:style-name="T80">A</text:span><text:span text:style-name="T60">.</text:span></text:p>
      <text:p text:style-name="P11"/>
      <text:p text:style-name="P41"><text:span text:style-name="T67">42) </text:span><text:span text:style-name="T60">Нехай </text:span><text:span text:style-name="T49">≤</text:span><text:span text:style-name="T60"> </text:span><text:span text:style-name="T61">i</text:span><text:span text:style-name="T60"> &lt; — традиц</text:span><text:span text:style-name="T61">ійні</text:span><text:span text:style-name="T60"> в</text:span><text:span text:style-name="T61">ід</text:span><text:span text:style-name="T60">ношення порядку на множи</text:span><text:span text:style-name="T61">ні</text:span><text:span text:style-name="T60"> натуральних чи</text:span><text:span text:style-name="T61">сел N. Довести, що </text:span></text:p>
      <text:p text:style-name="P42"><text:span text:style-name="T48">≤</text:span><text:span text:style-name="T56">○</text:span><text:span text:style-name="T60">&lt; </text:span><text:span text:style-name="T54">= </text:span><text:span text:style-name="T60">&lt;</text:span><text:span text:style-name="T48">.</text:span></text:p>
      <text:p text:style-name="P13"/>
      <text:p text:style-name="P43"><text:span text:style-name="T53">43) </text:span><text:span text:style-name="T49">Довести, що будь-яка непорожня скінченна частково впорядкована множина А містить мінімальний і максимальний елементи.</text:span></text:p>
      <text:p text:style-name="P55"/>
      <text:p text:style-name="P43"><text:span text:style-name="T117">44) </text:span><text:span text:style-name="T111">Довести, що </text:span><text:span text:style-name="T114">перетин</text:span><text:span text:style-name="T111"> </text:span><text:span text:style-name="T112">f</text:span><text:span text:style-name="T125">1</text:span><text:span text:style-name="T118">⋂</text:span><text:span text:style-name="T112">f</text:span><text:span text:style-name="T125">2</text:span><text:span text:style-name="T111"> двох в</text:span><text:span text:style-name="T112">ідо</text:span><text:span text:style-name="T111">бражень </text:span><text:span text:style-name="T112">f</text:span><text:span text:style-name="T125">1</text:span><text:span text:style-name="T111"> </text:span><text:span text:style-name="T112">і f</text:span><text:span text:style-name="T125">2 <text:s/></text:span><text:span text:style-name="T111">з </text:span><text:span text:style-name="T112">А</text:span><text:span text:style-name="T111"> в В буде в</text:span><text:span text:style-name="T112">ід</text:span><text:span text:style-name="T111">ображенням </text:span><text:span text:style-name="T112">з</text:span><text:span text:style-name="T111"> А </text:span><text:span text:style-name="T113">в </text:span><text:span text:style-name="T111">В тод</text:span><text:span text:style-name="T112">і</text:span><text:span text:style-name="T111"> й т</text:span><text:span text:style-name="T112">іл</text:span><text:span text:style-name="T111">ьки тод</text:span><text:span text:style-name="T112">і</text:span><text:span text:style-name="T111">, коли <text:s/></text:span><text:span text:style-name="T112">f</text:span><text:span text:style-name="T125">1</text:span><text:span text:style-name="T111"> </text:span><text:span text:style-name="T121">=</text:span><text:span text:style-name="T111"> </text:span><text:span text:style-name="T112">f</text:span><text:span text:style-name="T125">2</text:span><text:span text:style-name="T112">.</text:span></text:p>
      <text:p text:style-name="P7"/>
      <text:p text:style-name="P36"><text:span text:style-name="T85">45) </text:span><text:span text:style-name="T84">За яких умов виконуються рівності</text:span><text:span text:style-name="T128">: (а) А⋃В = А </text:span><text:span text:style-name="T30">⋂</text:span><text:span text:style-name="T128"> В; </text:span><text:span text:style-name="T136">(</text:span><text:span text:style-name="T137">б</text:span><text:span text:style-name="T136">) </text:span><text:span text:style-name="T28">A \ B = </text:span><text:span text:style-name="T29">В?</text:span></text:p>
      <text:p text:style-name="P25"/>
      <text:p text:style-name="P36"><text:span text:style-name="T14">46) </text:span><text:span text:style-name="T10">Довести, що </text:span><text:span text:style-name="T20">с</text:span><text:span text:style-name="T21">кі</text:span><text:span text:style-name="T20">нченна</text:span><text:span text:style-name="T10"> множина не р</text:span><text:span text:style-name="T11">і</text:span><text:span text:style-name="T10">внопотужна </text:span><text:span text:style-name="T11">(</text:span><text:span text:style-name="T97">не еквівалентна</text:span><text:span text:style-name="T11">) </text:span><text:span text:style-name="T10">жодн</text:span><text:span text:style-name="T11">ій</text:span><text:span text:style-name="T10"> сво</text:span><text:span text:style-name="T11">їй</text:span><text:span text:style-name="T10"> власн</text:span><text:span text:style-name="T11">ій</text:span><text:span text:style-name="T10"> п</text:span><text:span text:style-name="T11">ід</text:span><text:span text:style-name="T10">множин</text:span><text:span text:style-name="T11">і.</text:span></text:p>
      <text:p text:style-name="P2"/>
      <text:p text:style-name="P46"><text:span text:style-name="T96">47) </text:span><text:span text:style-name="T88">Чи можна накреслити на площи</text:span><text:span text:style-name="T105">ні</text:span><text:span text:style-name="T88"> континуальну множину л</text:span><text:span text:style-name="T105">іт</text:span><text:span text:style-name="T88">ер А, жод</text:span><text:span text:style-name="T105">ні </text:span><text:span text:style-name="T88">дв</text:span><text:span text:style-name="T90">і</text:span><text:span text:style-name="T88"> з яких не мають сп</text:span><text:span text:style-name="T95">іл</text:span><text:span text:style-name="T88">ьних точок? </text:span><text:span text:style-name="T93">(Відповідь обґрунтувати).</text:span></text:p>
      <text:p text:style-name="P45"/>
      <text:p text:style-name="P44"><text:span text:style-name="T67">48) </text:span><text:span text:style-name="T62">Якою </text:span><text:span text:style-name="T63">є</text:span><text:span text:style-name="T62"> потуж</text:span><text:span text:style-name="T63">ні</text:span><text:span text:style-name="T62">сть множини усіх неперервних в</text:span><text:span text:style-name="T63">ід</text:span><text:span text:style-name="T62">ображень типу </text:span><text:span text:style-name="T64">R</text:span><text:span text:style-name="T51">→</text:span><text:span text:style-name="T52">R</text:span><text:span text:style-name="T62">? (Відповідь обґрунтувати).</text:span></text:p>
      <text:p text:style-name="P12"/>
      <text:p text:style-name="P49"><text:soft-page-break/><text:span text:style-name="T67">49) </text:span><text:span text:style-name="T65">Показати</text:span><text:span text:style-name="T62">, </text:span><text:span text:style-name="T65">що</text:span><text:span text:style-name="T62"> ін'єктивність </text:span><text:span text:style-name="T66">відповідності</text:span><text:span text:style-name="T62"> не є інваріантн</text:span><text:span text:style-name="T66">ою</text:span><text:span text:style-name="T62"> відносно об'єднання.</text:span></text:p>
      <text:p text:style-name="P57"/>
      <text:p text:style-name="P46"><text:span text:style-name="T96">50) </text:span><text:span text:style-name="T89">Довести, що м</text:span><text:span text:style-name="T88">ножина в</text:span><text:span text:style-name="T89">сі</text:span><text:span text:style-name="T88">х п</text:span><text:span text:style-name="T89">ід</text:span><text:span text:style-name="T88">множин зл</text:span><text:span text:style-name="T89">і</text:span><text:span text:style-name="T88">ченно</text:span><text:span text:style-name="T89">ї</text:span><text:span text:style-name="T88"> множини А ма</text:span><text:span text:style-name="T89">є </text:span><text:span text:style-name="T88">потуж</text:span><text:span text:style-name="T89">ні</text:span><text:span text:style-name="T88">сть континуум.</text:span></text:p>
      <text:p text:style-name="P3"/>
      <text:p text:style-name="P47"><text:span text:style-name="T117">51) </text:span><text:span text:style-name="T115">Встановити вза</text:span><text:span text:style-name="T109">є</text:span><text:span text:style-name="T115">мно-однозначну в</text:span><text:span text:style-name="T109">ід</text:span><text:span text:style-name="T115">пов</text:span><text:span text:style-name="T109">ідні</text:span><text:span text:style-name="T115">сть </text:span><text:span text:style-name="T109">мі</text:span><text:span text:style-name="T115">ж точками квадрата </text:span><text:span text:style-name="T109">[</text:span><text:span text:style-name="T115">а, </text:span><text:span text:style-name="T109">b]</text:span><text:span text:style-name="T122">⨯</text:span><text:span text:style-name="T109">[</text:span><text:span text:style-name="T115">а, </text:span><text:span text:style-name="T109">b]</text:span><text:span text:style-name="T115"> та площин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25T22:31:06.099530121</dc:date>
    <meta:editing-cycles>37</meta:editing-cycles>
    <meta:editing-duration>PT8H30M13S</meta:editing-duration>
    <meta:generator>LibreOffice/6.4.6.2$Linux_X86_64 LibreOffice_project/40$Build-2</meta:generator>
    <meta:document-statistic meta:table-count="0" meta:image-count="0" meta:object-count="0" meta:page-count="4" meta:paragraph-count="92" meta:word-count="1114" meta:character-count="6478" meta:non-whitespace-character-count="5413"/>
  </office:meta>
</office:document-meta>
</file>